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napsho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Ac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Shares</text:p>
          </table:table-cell>
          <table:table-cell table:style-name="ce5" office:value-type="string" calcext:value-type="string" table:number-columns-spanned="2" table:number-rows-spanned="1">
            <text:p>Week 1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2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3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4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Week 5</text:p>
          </table:table-cell>
          <table:covered-table-cell table:style-name="ce7"/>
          <table:table-cell table:style-name="ce1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90F8bf6A479f320ead074411a4B0e7944Ea8c9C1</text:p>
          </table:table-cell>
          <table:table-cell office:value-type="float" office:value="46" calcext:value-type="float">
            <text:p>46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IF(MAX([.$C2];[.F$16]+1)&gt;MIN([.$D2];[.G$16]);0;FLOOR((MIN([.$D2];[.G$16])-MAX([.$C2];[.F$16]+1)+1)/[.$E$14]+FLOOR((MOD(MIN([.$D2];[.G$16])-MAX([.$C2];[.F$16]+1)+1;[.$E$14])+MOD(MAX([.$C2];[.F$16]+1)-1-[.F$16];[.$E$14]))/[.$E$14])))" office:value-type="float" office:value="25" calcext:value-type="float">
            <text:p>25</text:p>
          </table:table-cell>
          <table:table-cell table:formula="of:=IF([.$E2] &gt; 0; IF([.F2] &gt; 0; IF([.$E3]&gt;0;[.G3]*[.$E2]/[.$E3];0)+[.$E$17]/[.F$17]*IF([.G3]&gt;0;[.F2]-[.F3];[.F2])*[.$E2]/SUM([.$E$2:.$E2]); 0); 0)" office:value-type="float" office:value="0" calcext:value-type="float">
            <text:p>0</text:p>
          </table:table-cell>
          <table:table-cell table:formula="of:=IF(MAX([.$C2];[.H$16]+1)&gt;MIN([.$D2];[.I$16]);0;FLOOR((MIN([.$D2];[.I$16])-MAX([.$C2];[.H$16]+1)+1)/[.$E$14]+FLOOR((MOD(MIN([.$D2];[.I$16])-MAX([.$C2];[.H$16]+1)+1;[.$E$14])+MOD(MAX([.$C2];[.H$16]+1)-1-[.H$16];[.$E$14]))/[.$E$14])))" office:value-type="float" office:value="25" calcext:value-type="float">
            <text:p>25</text:p>
          </table:table-cell>
          <table:table-cell table:formula="of:=IF([.$E2] &gt; 0; IF([.H2] &gt; 0; IF([.$E3]&gt;0;[.I3]*[.$E2]/[.$E3];0)+[.$E$17]/[.H$17]*IF([.I3]&gt;0;[.H2]-[.H3];[.H2])*[.$E2]/SUM([.$E$2:.$E2]); 0); 0)" office:value-type="float" office:value="0" calcext:value-type="float">
            <text:p>0</text:p>
          </table:table-cell>
          <table:table-cell table:formula="of:=IF(MAX([.$C2];[.J$16]+1)&gt;MIN([.$D2];[.K$16]);0;FLOOR((MIN([.$D2];[.K$16])-MAX([.$C2];[.J$16]+1)+1)/[.$E$14]+FLOOR((MOD(MIN([.$D2];[.K$16])-MAX([.$C2];[.J$16]+1)+1;[.$E$14])+MOD(MAX([.$C2];[.J$16]+1)-1-[.J$16];[.$E$14]))/[.$E$14])))" office:value-type="float" office:value="25" calcext:value-type="float">
            <text:p>25</text:p>
          </table:table-cell>
          <table:table-cell table:formula="of:=IF([.$E2] &gt; 0; IF([.J2] &gt; 0; IF([.$E3]&gt;0;[.K3]*[.$E2]/[.$E3];0)+[.$E$17]/[.J$17]*IF([.K3]&gt;0;[.J2]-[.J3];[.J2])*[.$E2]/SUM([.$E$2:.$E2]); 0); 0)" office:value-type="float" office:value="0" calcext:value-type="float">
            <text:p>0</text:p>
          </table:table-cell>
          <table:table-cell table:formula="of:=IF(MAX([.$C2];[.L$16]+1)&gt;MIN([.$D2];[.M$16]);0;FLOOR((MIN([.$D2];[.M$16])-MAX([.$C2];[.L$16]+1)+1)/[.$E$14]+FLOOR((MOD(MIN([.$D2];[.M$16])-MAX([.$C2];[.L$16]+1)+1;[.$E$14])+MOD(MAX([.$C2];[.L$16]+1)-1-[.L$16];[.$E$14]))/[.$E$14])))" office:value-type="float" office:value="25" calcext:value-type="float">
            <text:p>25</text:p>
          </table:table-cell>
          <table:table-cell table:formula="of:=IF([.$E2] &gt; 0; IF([.L2] &gt; 0; IF([.$E3]&gt;0;[.M3]*[.$E2]/[.$E3];0)+[.$E$17]/[.L$17]*IF([.M3]&gt;0;[.L2]-[.L3];[.L2])*[.$E2]/SUM([.$E$2:.$E2]); 0); 0)" office:value-type="float" office:value="0" calcext:value-type="float">
            <text:p>0</text:p>
          </table:table-cell>
          <table:table-cell table:formula="of:=IF(MAX([.$C2];[.N$16]+1)&gt;MIN([.$D2];[.O$16]);0;FLOOR((MIN([.$D2];[.O$16])-MAX([.$C2];[.N$16]+1)+1)/[.$E$14]+FLOOR((MOD(MIN([.$D2];[.O$16])-MAX([.$C2];[.N$16]+1)+1;[.$E$14])+MOD(MAX([.$C2];[.N$16]+1)-1-[.N$16];[.$E$14]))/[.$E$14])))" office:value-type="float" office:value="25" calcext:value-type="float">
            <text:p>25</text:p>
          </table:table-cell>
          <table:table-cell table:formula="of:=IF([.$E2] &gt; 0; IF([.N2] &gt; 0; IF([.$E3]&gt;0;[.O3]*[.$E2]/[.$E3];0)+[.$E$17]/[.N$17]*IF([.O3]&gt;0;[.N2]-[.N3];[.N2])*[.$E2]/SUM([.$E$2:.$E2]); 0); 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Fcf8FDEE72ac11b5c542428B35EEF5769C409f0</text:p>
          </table:table-cell>
          <table:table-cell office:value-type="float" office:value="47" calcext:value-type="float">
            <text:p>47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IF(MAX([.$C3];[.F$16]+1)&gt;MIN([.$D3];[.G$16]);0;FLOOR((MIN([.$D3];[.G$16])-MAX([.$C3];[.F$16]+1)+1)/[.$E$14]+FLOOR((MOD(MIN([.$D3];[.G$16])-MAX([.$C3];[.F$16]+1)+1;[.$E$14])+MOD(MAX([.$C3];[.F$16]+1)-1-[.F$16];[.$E$14]))/[.$E$14])))" office:value-type="float" office:value="25" calcext:value-type="float">
            <text:p>25</text:p>
          </table:table-cell>
          <table:table-cell table:formula="of:=IF([.$E3] &gt; 0; IF([.F3] &gt; 0; IF([.$E4]&gt;0;[.G4]*[.$E3]/[.$E4];0)+[.$E$17]/[.F$17]*IF([.G4]&gt;0;[.F3]-[.F4];[.F3])*[.$E3]/SUM([.$E$2:.$E3]); 0); 0)" office:value-type="float" office:value="3187.5" calcext:value-type="float">
            <text:p>3187.5</text:p>
          </table:table-cell>
          <table:table-cell table:formula="of:=IF(MAX([.$C3];[.H$16]+1)&gt;MIN([.$D3];[.I$16]);0;FLOOR((MIN([.$D3];[.I$16])-MAX([.$C3];[.H$16]+1)+1)/[.$E$14]+FLOOR((MOD(MIN([.$D3];[.I$16])-MAX([.$C3];[.H$16]+1)+1;[.$E$14])+MOD(MAX([.$C3];[.H$16]+1)-1-[.H$16];[.$E$14]))/[.$E$14])))" office:value-type="float" office:value="25" calcext:value-type="float">
            <text:p>25</text:p>
          </table:table-cell>
          <table:table-cell table:formula="of:=IF([.$E3] &gt; 0; IF([.H3] &gt; 0; IF([.$E4]&gt;0;[.I4]*[.$E3]/[.$E4];0)+[.$E$17]/[.H$17]*IF([.I4]&gt;0;[.H3]-[.H4];[.H3])*[.$E3]/SUM([.$E$2:.$E3]); 0); 0)" office:value-type="float" office:value="1562.5" calcext:value-type="float">
            <text:p>1562.5</text:p>
          </table:table-cell>
          <table:table-cell table:formula="of:=IF(MAX([.$C3];[.J$16]+1)&gt;MIN([.$D3];[.K$16]);0;FLOOR((MIN([.$D3];[.K$16])-MAX([.$C3];[.J$16]+1)+1)/[.$E$14]+FLOOR((MOD(MIN([.$D3];[.K$16])-MAX([.$C3];[.J$16]+1)+1;[.$E$14])+MOD(MAX([.$C3];[.J$16]+1)-1-[.J$16];[.$E$14]))/[.$E$14])))" office:value-type="float" office:value="25" calcext:value-type="float">
            <text:p>25</text:p>
          </table:table-cell>
          <table:table-cell table:formula="of:=IF([.$E3] &gt; 0; IF([.J3] &gt; 0; IF([.$E4]&gt;0;[.K4]*[.$E3]/[.$E4];0)+[.$E$17]/[.J$17]*IF([.K4]&gt;0;[.J3]-[.J4];[.J3])*[.$E3]/SUM([.$E$2:.$E3]); 0); 0)" office:value-type="float" office:value="1187.5" calcext:value-type="float">
            <text:p>1187.5</text:p>
          </table:table-cell>
          <table:table-cell table:formula="of:=IF(MAX([.$C3];[.L$16]+1)&gt;MIN([.$D3];[.M$16]);0;FLOOR((MIN([.$D3];[.M$16])-MAX([.$C3];[.L$16]+1)+1)/[.$E$14]+FLOOR((MOD(MIN([.$D3];[.M$16])-MAX([.$C3];[.L$16]+1)+1;[.$E$14])+MOD(MAX([.$C3];[.L$16]+1)-1-[.L$16];[.$E$14]))/[.$E$14])))" office:value-type="float" office:value="25" calcext:value-type="float">
            <text:p>25</text:p>
          </table:table-cell>
          <table:table-cell table:formula="of:=IF([.$E3] &gt; 0; IF([.L3] &gt; 0; IF([.$E4]&gt;0;[.M4]*[.$E3]/[.$E4];0)+[.$E$17]/[.L$17]*IF([.M4]&gt;0;[.L3]-[.L4];[.L3])*[.$E3]/SUM([.$E$2:.$E3]); 0); 0)" office:value-type="float" office:value="781.25" calcext:value-type="float">
            <text:p>781.25</text:p>
          </table:table-cell>
          <table:table-cell table:formula="of:=IF(MAX([.$C3];[.N$16]+1)&gt;MIN([.$D3];[.O$16]);0;FLOOR((MIN([.$D3];[.O$16])-MAX([.$C3];[.N$16]+1)+1)/[.$E$14]+FLOOR((MOD(MIN([.$D3];[.O$16])-MAX([.$C3];[.N$16]+1)+1;[.$E$14])+MOD(MAX([.$C3];[.N$16]+1)-1-[.N$16];[.$E$14]))/[.$E$14])))" office:value-type="float" office:value="25" calcext:value-type="float">
            <text:p>25</text:p>
          </table:table-cell>
          <table:table-cell table:formula="of:=IF([.$E3] &gt; 0; IF([.N3] &gt; 0; IF([.$E4]&gt;0;[.O4]*[.$E3]/[.$E4];0)+[.$E$17]/[.N$17]*IF([.O4]&gt;0;[.N3]-[.N4];[.N3])*[.$E3]/SUM([.$E$2:.$E3]); 0); 0)" office:value-type="float" office:value="572.916666666667" calcext:value-type="float">
            <text:p>572.916666666667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22d491Bde2303f2f43325b2108D26f1eAbA1e32b</text:p>
          </table:table-cell>
          <table:table-cell office:value-type="float" office:value="56" calcext:value-type="float">
            <text:p>56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IF(MAX([.$C4];[.F$16]+1)&gt;MIN([.$D4];[.G$16]);0;FLOOR((MIN([.$D4];[.G$16])-MAX([.$C4];[.F$16]+1)+1)/[.$E$14]+FLOOR((MOD(MIN([.$D4];[.G$16])-MAX([.$C4];[.F$16]+1)+1;[.$E$14])+MOD(MAX([.$C4];[.F$16]+1)-1-[.F$16];[.$E$14]))/[.$E$14])))" office:value-type="float" office:value="23" calcext:value-type="float">
            <text:p>23</text:p>
          </table:table-cell>
          <table:table-cell table:formula="of:=IF([.$E4] &gt; 0; IF([.F4] &gt; 0; IF([.$E5]&gt;0;[.G5]*[.$E4]/[.$E5];0)+[.$E$17]/[.F$17]*IF([.G5]&gt;0;[.F4]-[.F5];[.F4])*[.$E4]/SUM([.$E$2:.$E4]); 0); 0)" office:value-type="float" office:value="2687.5" calcext:value-type="float">
            <text:p>2687.5</text:p>
          </table:table-cell>
          <table:table-cell table:formula="of:=IF(MAX([.$C4];[.H$16]+1)&gt;MIN([.$D4];[.I$16]);0;FLOOR((MIN([.$D4];[.I$16])-MAX([.$C4];[.H$16]+1)+1)/[.$E$14]+FLOOR((MOD(MIN([.$D4];[.I$16])-MAX([.$C4];[.H$16]+1)+1;[.$E$14])+MOD(MAX([.$C4];[.H$16]+1)-1-[.H$16];[.$E$14]))/[.$E$14])))" office:value-type="float" office:value="25" calcext:value-type="float">
            <text:p>25</text:p>
          </table:table-cell>
          <table:table-cell table:formula="of:=IF([.$E4] &gt; 0; IF([.H4] &gt; 0; IF([.$E5]&gt;0;[.I5]*[.$E4]/[.$E5];0)+[.$E$17]/[.H$17]*IF([.I5]&gt;0;[.H4]-[.H5];[.H4])*[.$E4]/SUM([.$E$2:.$E4]); 0); 0)" office:value-type="float" office:value="1562.5" calcext:value-type="float">
            <text:p>1562.5</text:p>
          </table:table-cell>
          <table:table-cell table:formula="of:=IF(MAX([.$C4];[.J$16]+1)&gt;MIN([.$D4];[.K$16]);0;FLOOR((MIN([.$D4];[.K$16])-MAX([.$C4];[.J$16]+1)+1)/[.$E$14]+FLOOR((MOD(MIN([.$D4];[.K$16])-MAX([.$C4];[.J$16]+1)+1;[.$E$14])+MOD(MAX([.$C4];[.J$16]+1)-1-[.J$16];[.$E$14]))/[.$E$14])))" office:value-type="float" office:value="25" calcext:value-type="float">
            <text:p>25</text:p>
          </table:table-cell>
          <table:table-cell table:formula="of:=IF([.$E4] &gt; 0; IF([.J4] &gt; 0; IF([.$E5]&gt;0;[.K5]*[.$E4]/[.$E5];0)+[.$E$17]/[.J$17]*IF([.K5]&gt;0;[.J4]-[.J5];[.J4])*[.$E4]/SUM([.$E$2:.$E4]); 0); 0)" office:value-type="float" office:value="1187.5" calcext:value-type="float">
            <text:p>1187.5</text:p>
          </table:table-cell>
          <table:table-cell table:formula="of:=IF(MAX([.$C4];[.L$16]+1)&gt;MIN([.$D4];[.M$16]);0;FLOOR((MIN([.$D4];[.M$16])-MAX([.$C4];[.L$16]+1)+1)/[.$E$14]+FLOOR((MOD(MIN([.$D4];[.M$16])-MAX([.$C4];[.L$16]+1)+1;[.$E$14])+MOD(MAX([.$C4];[.L$16]+1)-1-[.L$16];[.$E$14]))/[.$E$14])))" office:value-type="float" office:value="25" calcext:value-type="float">
            <text:p>25</text:p>
          </table:table-cell>
          <table:table-cell table:formula="of:=IF([.$E4] &gt; 0; IF([.L4] &gt; 0; IF([.$E5]&gt;0;[.M5]*[.$E4]/[.$E5];0)+[.$E$17]/[.L$17]*IF([.M5]&gt;0;[.L4]-[.L5];[.L4])*[.$E4]/SUM([.$E$2:.$E4]); 0); 0)" office:value-type="float" office:value="781.25" calcext:value-type="float">
            <text:p>781.25</text:p>
          </table:table-cell>
          <table:table-cell table:formula="of:=IF(MAX([.$C4];[.N$16]+1)&gt;MIN([.$D4];[.O$16]);0;FLOOR((MIN([.$D4];[.O$16])-MAX([.$C4];[.N$16]+1)+1)/[.$E$14]+FLOOR((MOD(MIN([.$D4];[.O$16])-MAX([.$C4];[.N$16]+1)+1;[.$E$14])+MOD(MAX([.$C4];[.N$16]+1)-1-[.N$16];[.$E$14]))/[.$E$14])))" office:value-type="float" office:value="25" calcext:value-type="float">
            <text:p>25</text:p>
          </table:table-cell>
          <table:table-cell table:formula="of:=IF([.$E4] &gt; 0; IF([.N4] &gt; 0; IF([.$E5]&gt;0;[.O5]*[.$E4]/[.$E5];0)+[.$E$17]/[.N$17]*IF([.O5]&gt;0;[.N4]-[.N5];[.N4])*[.$E4]/SUM([.$E$2:.$E4]); 0); 0)" office:value-type="float" office:value="572.916666666667" calcext:value-type="float">
            <text:p>572.91666666666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E11BA2b4D45Eaed5996Cd0823791E0C93114882d</text:p>
          </table:table-cell>
          <table:table-cell office:value-type="float" office:value="137" calcext:value-type="float">
            <text:p>137</text:p>
          </table:table-cell>
          <table:table-cell table:formula="of:=[.D4]"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table:formula="of:=IF(MAX([.$C5];[.F$16]+1)&gt;MIN([.$D5];[.G$16]);0;FLOOR((MIN([.$D5];[.G$16])-MAX([.$C5];[.F$16]+1)+1)/[.$E$14]+FLOOR((MOD(MIN([.$D5];[.G$16])-MAX([.$C5];[.F$16]+1)+1;[.$E$14])+MOD(MAX([.$C5];[.F$16]+1)-1-[.F$16];[.$E$14]))/[.$E$14])))" office:value-type="float" office:value="3" calcext:value-type="float">
            <text:p>3</text:p>
          </table:table-cell>
          <table:table-cell table:formula="of:=IF([.$E5] &gt; 0; IF([.F5] &gt; 0; IF([.$E6]&gt;0;[.G6]*[.$E5]/[.$E6];0)+[.$E$17]/[.F$17]*IF([.G6]&gt;0;[.F5]-[.F6];[.F5])*[.$E5]/SUM([.$E$2:.$E5]); 0); 0)" office:value-type="float" office:value="375" calcext:value-type="float">
            <text:p>375</text:p>
          </table:table-cell>
          <table:table-cell table:formula="of:=IF(MAX([.$C5];[.H$16]+1)&gt;MIN([.$D5];[.I$16]);0;FLOOR((MIN([.$D5];[.I$16])-MAX([.$C5];[.H$16]+1)+1)/[.$E$14]+FLOOR((MOD(MIN([.$D5];[.I$16])-MAX([.$C5];[.H$16]+1)+1;[.$E$14])+MOD(MAX([.$C5];[.H$16]+1)-1-[.H$16];[.$E$14]))/[.$E$14])))" office:value-type="float" office:value="25" calcext:value-type="float">
            <text:p>25</text:p>
          </table:table-cell>
          <table:table-cell table:formula="of:=IF([.$E5] &gt; 0; IF([.H5] &gt; 0; IF([.$E6]&gt;0;[.I6]*[.$E5]/[.$E6];0)+[.$E$17]/[.H$17]*IF([.I6]&gt;0;[.H5]-[.H6];[.H5])*[.$E5]/SUM([.$E$2:.$E5]); 0); 0)" office:value-type="float" office:value="3125" calcext:value-type="float">
            <text:p>3125</text:p>
          </table:table-cell>
          <table:table-cell table:formula="of:=IF(MAX([.$C5];[.J$16]+1)&gt;MIN([.$D5];[.K$16]);0;FLOOR((MIN([.$D5];[.K$16])-MAX([.$C5];[.J$16]+1)+1)/[.$E$14]+FLOOR((MOD(MIN([.$D5];[.K$16])-MAX([.$C5];[.J$16]+1)+1;[.$E$14])+MOD(MAX([.$C5];[.J$16]+1)-1-[.J$16];[.$E$14]))/[.$E$14])))" office:value-type="float" office:value="25" calcext:value-type="float">
            <text:p>25</text:p>
          </table:table-cell>
          <table:table-cell table:formula="of:=IF([.$E5] &gt; 0; IF([.J5] &gt; 0; IF([.$E6]&gt;0;[.K6]*[.$E5]/[.$E6];0)+[.$E$17]/[.J$17]*IF([.K6]&gt;0;[.J5]-[.J6];[.J5])*[.$E5]/SUM([.$E$2:.$E5]); 0); 0)" office:value-type="float" office:value="2375" calcext:value-type="float">
            <text:p>2375</text:p>
          </table:table-cell>
          <table:table-cell table:formula="of:=IF(MAX([.$C5];[.L$16]+1)&gt;MIN([.$D5];[.M$16]);0;FLOOR((MIN([.$D5];[.M$16])-MAX([.$C5];[.L$16]+1)+1)/[.$E$14]+FLOOR((MOD(MIN([.$D5];[.M$16])-MAX([.$C5];[.L$16]+1)+1;[.$E$14])+MOD(MAX([.$C5];[.L$16]+1)-1-[.L$16];[.$E$14]))/[.$E$14])))" office:value-type="float" office:value="25" calcext:value-type="float">
            <text:p>25</text:p>
          </table:table-cell>
          <table:table-cell table:formula="of:=IF([.$E5] &gt; 0; IF([.L5] &gt; 0; IF([.$E6]&gt;0;[.M6]*[.$E5]/[.$E6];0)+[.$E$17]/[.L$17]*IF([.M6]&gt;0;[.L5]-[.L6];[.L5])*[.$E5]/SUM([.$E$2:.$E5]); 0); 0)" office:value-type="float" office:value="1562.5" calcext:value-type="float">
            <text:p>1562.5</text:p>
          </table:table-cell>
          <table:table-cell table:formula="of:=IF(MAX([.$C5];[.N$16]+1)&gt;MIN([.$D5];[.O$16]);0;FLOOR((MIN([.$D5];[.O$16])-MAX([.$C5];[.N$16]+1)+1)/[.$E$14]+FLOOR((MOD(MIN([.$D5];[.O$16])-MAX([.$C5];[.N$16]+1)+1;[.$E$14])+MOD(MAX([.$C5];[.N$16]+1)-1-[.N$16];[.$E$14]))/[.$E$14])))" office:value-type="float" office:value="25" calcext:value-type="float">
            <text:p>25</text:p>
          </table:table-cell>
          <table:table-cell table:formula="of:=IF([.$E5] &gt; 0; IF([.N5] &gt; 0; IF([.$E6]&gt;0;[.O6]*[.$E5]/[.$E6];0)+[.$E$17]/[.N$17]*IF([.O6]&gt;0;[.N5]-[.N6];[.N5])*[.$E5]/SUM([.$E$2:.$E5]); 0); 0)" office:value-type="float" office:value="1145.83333333333" calcext:value-type="float">
            <text:p>1145.8333333333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d03ea8624C8C5987235048901fB614fDcA89b117</text:p>
          </table:table-cell>
          <table:table-cell office:value-type="float" office:value="298" calcext:value-type="float">
            <text:p>298</text:p>
          </table:table-cell>
          <table:table-cell table:formula="of:=[.D5]" office:value-type="float" office:value="545" calcext:value-type="float">
            <text:p>545</text:p>
          </table:table-cell>
          <table:table-cell office:value-type="float" office:value="4" calcext:value-type="float">
            <text:p>4</text:p>
          </table:table-cell>
          <table:table-cell table:formula="of:=IF(MAX([.$C6];[.F$16]+1)&gt;MIN([.$D6];[.G$16]);0;FLOOR((MIN([.$D6];[.G$16])-MAX([.$C6];[.F$16]+1)+1)/[.$E$14]+FLOOR((MOD(MIN([.$D6];[.G$16])-MAX([.$C6];[.F$16]+1)+1;[.$E$14])+MOD(MAX([.$C6];[.F$16]+1)-1-[.F$16];[.$E$14]))/[.$E$14])))" office:value-type="float" office:value="0" calcext:value-type="float">
            <text:p>0</text:p>
          </table:table-cell>
          <table:table-cell table:formula="of:=IF([.$E6] &gt; 0; IF([.F6] &gt; 0; IF([.$E7]&gt;0;[.G7]*[.$E6]/[.$E7];0)+[.$E$17]/[.F$17]*IF([.G7]&gt;0;[.F6]-[.F7];[.F6])*[.$E6]/SUM([.$E$2:.$E6]); 0); 0)" office:value-type="float" office:value="0" calcext:value-type="float">
            <text:p>0</text:p>
          </table:table-cell>
          <table:table-cell table:formula="of:=IF(MAX([.$C6];[.H$16]+1)&gt;MIN([.$D6];[.I$16]);0;FLOOR((MIN([.$D6];[.I$16])-MAX([.$C6];[.H$16]+1)+1)/[.$E$14]+FLOOR((MOD(MIN([.$D6];[.I$16])-MAX([.$C6];[.H$16]+1)+1;[.$E$14])+MOD(MAX([.$C6];[.H$16]+1)-1-[.H$16];[.$E$14]))/[.$E$14])))" office:value-type="float" office:value="0" calcext:value-type="float">
            <text:p>0</text:p>
          </table:table-cell>
          <table:table-cell table:formula="of:=IF([.$E6] &gt; 0; IF([.H6] &gt; 0; IF([.$E7]&gt;0;[.I7]*[.$E6]/[.$E7];0)+[.$E$17]/[.H$17]*IF([.I7]&gt;0;[.H6]-[.H7];[.H6])*[.$E6]/SUM([.$E$2:.$E6]); 0); 0)" office:value-type="float" office:value="0" calcext:value-type="float">
            <text:p>0</text:p>
          </table:table-cell>
          <table:table-cell table:formula="of:=IF(MAX([.$C6];[.J$16]+1)&gt;MIN([.$D6];[.K$16]);0;FLOOR((MIN([.$D6];[.K$16])-MAX([.$C6];[.J$16]+1)+1)/[.$E$14]+FLOOR((MOD(MIN([.$D6];[.K$16])-MAX([.$C6];[.J$16]+1)+1;[.$E$14])+MOD(MAX([.$C6];[.J$16]+1)-1-[.J$16];[.$E$14]))/[.$E$14])))" office:value-type="float" office:value="12" calcext:value-type="float">
            <text:p>12</text:p>
          </table:table-cell>
          <table:table-cell table:formula="of:=IF([.$E6] &gt; 0; IF([.J6] &gt; 0; IF([.$E7]&gt;0;[.K7]*[.$E6]/[.$E7];0)+[.$E$17]/[.J$17]*IF([.K7]&gt;0;[.J6]-[.J7];[.J6])*[.$E6]/SUM([.$E$2:.$E6]); 0); 0)" office:value-type="float" office:value="1500" calcext:value-type="float">
            <text:p>1500</text:p>
          </table:table-cell>
          <table:table-cell table:formula="of:=IF(MAX([.$C6];[.L$16]+1)&gt;MIN([.$D6];[.M$16]);0;FLOOR((MIN([.$D6];[.M$16])-MAX([.$C6];[.L$16]+1)+1)/[.$E$14]+FLOOR((MOD(MIN([.$D6];[.M$16])-MAX([.$C6];[.L$16]+1)+1;[.$E$14])+MOD(MAX([.$C6];[.L$16]+1)-1-[.L$16];[.$E$14]))/[.$E$14])))" office:value-type="float" office:value="25" calcext:value-type="float">
            <text:p>25</text:p>
          </table:table-cell>
          <table:table-cell table:formula="of:=IF([.$E6] &gt; 0; IF([.L6] &gt; 0; IF([.$E7]&gt;0;[.M7]*[.$E6]/[.$E7];0)+[.$E$17]/[.L$17]*IF([.M7]&gt;0;[.L6]-[.L7];[.L6])*[.$E6]/SUM([.$E$2:.$E6]); 0); 0)" office:value-type="float" office:value="3125" calcext:value-type="float">
            <text:p>3125</text:p>
          </table:table-cell>
          <table:table-cell table:formula="of:=IF(MAX([.$C6];[.N$16]+1)&gt;MIN([.$D6];[.O$16]);0;FLOOR((MIN([.$D6];[.O$16])-MAX([.$C6];[.N$16]+1)+1)/[.$E$14]+FLOOR((MOD(MIN([.$D6];[.O$16])-MAX([.$C6];[.N$16]+1)+1;[.$E$14])+MOD(MAX([.$C6];[.N$16]+1)-1-[.N$16];[.$E$14]))/[.$E$14])))" office:value-type="float" office:value="25" calcext:value-type="float">
            <text:p>25</text:p>
          </table:table-cell>
          <table:table-cell table:formula="of:=IF([.$E6] &gt; 0; IF([.N6] &gt; 0; IF([.$E7]&gt;0;[.O7]*[.$E6]/[.$E7];0)+[.$E$17]/[.N$17]*IF([.O7]&gt;0;[.N6]-[.N7];[.N6])*[.$E6]/SUM([.$E$2:.$E6]); 0); 0)" office:value-type="float" office:value="2291.66666666667" calcext:value-type="float">
            <text:p>2291.66666666667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95cED938F7991cd0dFcb48F0a06a40FA1aF46EBC</text:p>
          </table:table-cell>
          <table:table-cell office:value-type="float" office:value="499" calcext:value-type="float">
            <text:p>499</text:p>
          </table:table-cell>
          <table:table-cell table:formula="of:=[.D6]"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table:formula="of:=IF(MAX([.$C7];[.F$16]+1)&gt;MIN([.$D7];[.G$16]);0;FLOOR((MIN([.$D7];[.G$16])-MAX([.$C7];[.F$16]+1)+1)/[.$E$14]+FLOOR((MOD(MIN([.$D7];[.G$16])-MAX([.$C7];[.F$16]+1)+1;[.$E$14])+MOD(MAX([.$C7];[.F$16]+1)-1-[.F$16];[.$E$14]))/[.$E$14])))" office:value-type="float" office:value="0" calcext:value-type="float">
            <text:p>0</text:p>
          </table:table-cell>
          <table:table-cell table:formula="of:=IF([.$E7] &gt; 0; IF([.F7] &gt; 0; IF([.$E8]&gt;0;[.G8]*[.$E7]/[.$E8];0)+[.$E$17]/[.F$17]*IF([.G8]&gt;0;[.F7]-[.F8];[.F7])*[.$E7]/SUM([.$E$2:.$E7]); 0); 0)" office:value-type="float" office:value="0" calcext:value-type="float">
            <text:p>0</text:p>
          </table:table-cell>
          <table:table-cell table:formula="of:=IF(MAX([.$C7];[.H$16]+1)&gt;MIN([.$D7];[.I$16]);0;FLOOR((MIN([.$D7];[.I$16])-MAX([.$C7];[.H$16]+1)+1)/[.$E$14]+FLOOR((MOD(MIN([.$D7];[.I$16])-MAX([.$C7];[.H$16]+1)+1;[.$E$14])+MOD(MAX([.$C7];[.H$16]+1)-1-[.H$16];[.$E$14]))/[.$E$14])))" office:value-type="float" office:value="0" calcext:value-type="float">
            <text:p>0</text:p>
          </table:table-cell>
          <table:table-cell table:formula="of:=IF([.$E7] &gt; 0; IF([.H7] &gt; 0; IF([.$E8]&gt;0;[.I8]*[.$E7]/[.$E8];0)+[.$E$17]/[.H$17]*IF([.I8]&gt;0;[.H7]-[.H8];[.H7])*[.$E7]/SUM([.$E$2:.$E7]); 0); 0)" office:value-type="float" office:value="0" calcext:value-type="float">
            <text:p>0</text:p>
          </table:table-cell>
          <table:table-cell table:formula="of:=IF(MAX([.$C7];[.J$16]+1)&gt;MIN([.$D7];[.K$16]);0;FLOOR((MIN([.$D7];[.K$16])-MAX([.$C7];[.J$16]+1)+1)/[.$E$14]+FLOOR((MOD(MIN([.$D7];[.K$16])-MAX([.$C7];[.J$16]+1)+1;[.$E$14])+MOD(MAX([.$C7];[.J$16]+1)-1-[.J$16];[.$E$14]))/[.$E$14])))" office:value-type="float" office:value="0" calcext:value-type="float">
            <text:p>0</text:p>
          </table:table-cell>
          <table:table-cell table:formula="of:=IF([.$E7] &gt; 0; IF([.J7] &gt; 0; IF([.$E8]&gt;0;[.K8]*[.$E7]/[.$E8];0)+[.$E$17]/[.J$17]*IF([.K8]&gt;0;[.J7]-[.J8];[.J7])*[.$E7]/SUM([.$E$2:.$E7]); 0); 0)" office:value-type="float" office:value="0" calcext:value-type="float">
            <text:p>0</text:p>
          </table:table-cell>
          <table:table-cell table:formula="of:=IF(MAX([.$C7];[.L$16]+1)&gt;MIN([.$D7];[.M$16]);0;FLOOR((MIN([.$D7];[.M$16])-MAX([.$C7];[.L$16]+1)+1)/[.$E$14]+FLOOR((MOD(MIN([.$D7];[.M$16])-MAX([.$C7];[.L$16]+1)+1;[.$E$14])+MOD(MAX([.$C7];[.L$16]+1)-1-[.L$16];[.$E$14]))/[.$E$14])))" office:value-type="float" office:value="0" calcext:value-type="float">
            <text:p>0</text:p>
          </table:table-cell>
          <table:table-cell table:formula="of:=IF([.$E7] &gt; 0; IF([.L7] &gt; 0; IF([.$E8]&gt;0;[.M8]*[.$E7]/[.$E8];0)+[.$E$17]/[.L$17]*IF([.M8]&gt;0;[.L7]-[.L8];[.L7])*[.$E7]/SUM([.$E$2:.$E7]); 0); 0)" office:value-type="float" office:value="0" calcext:value-type="float">
            <text:p>0</text:p>
          </table:table-cell>
          <table:table-cell table:formula="of:=IF(MAX([.$C7];[.N$16]+1)&gt;MIN([.$D7];[.O$16]);0;FLOOR((MIN([.$D7];[.O$16])-MAX([.$C7];[.N$16]+1)+1)/[.$E$14]+FLOOR((MOD(MIN([.$D7];[.O$16])-MAX([.$C7];[.N$16]+1)+1;[.$E$14])+MOD(MAX([.$C7];[.N$16]+1)-1-[.N$16];[.$E$14]))/[.$E$14])))" office:value-type="float" office:value="12" calcext:value-type="float">
            <text:p>12</text:p>
          </table:table-cell>
          <table:table-cell table:formula="of:=IF([.$E7] &gt; 0; IF([.N7] &gt; 0; IF([.$E8]&gt;0;[.O8]*[.$E7]/[.$E8];0)+[.$E$17]/[.N$17]*IF([.O8]&gt;0;[.N7]-[.N8];[.N7])*[.$E7]/SUM([.$E$2:.$E7]); 0); 0)" office:value-type="float" office:value="1666.66666666667" calcext:value-type="float">
            <text:p>1666.66666666667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3E5e9111Ae8eB78Fe1CC3bb8915d5D461F3Ef9A9</text:p>
          </table:table-cell>
          <table:table-cell office:value-type="float" office:value="500" calcext:value-type="float">
            <text:p>500</text:p>
          </table:table-cell>
          <table:table-cell table:formula="of:=[.D7]" office:value-type="float" office:value="545" calcext:value-type="float">
            <text:p>545</text:p>
          </table:table-cell>
          <table:table-cell/>
          <table:table-cell table:formula="of:=IF(MAX([.$C8];[.F$16]+1)&gt;MIN([.$D8];[.G$16]);0;FLOOR((MIN([.$D8];[.G$16])-MAX([.$C8];[.F$16]+1)+1)/[.$E$14]+FLOOR((MOD(MIN([.$D8];[.G$16])-MAX([.$C8];[.F$16]+1)+1;[.$E$14])+MOD(MAX([.$C8];[.F$16]+1)-1-[.F$16];[.$E$14]))/[.$E$14])))" office:value-type="float" office:value="0" calcext:value-type="float">
            <text:p>0</text:p>
          </table:table-cell>
          <table:table-cell table:formula="of:=IF([.$E8] &gt; 0; IF([.F8] &gt; 0; IF([.$E9]&gt;0;[.G9]*[.$E8]/[.$E9];0)+[.$E$17]/[.F$17]*IF([.G9]&gt;0;[.F8]-[.F9];[.F8])*[.$E8]/SUM([.$E$2:.$E8]); 0); 0)" office:value-type="float" office:value="0" calcext:value-type="float">
            <text:p>0</text:p>
          </table:table-cell>
          <table:table-cell table:formula="of:=IF(MAX([.$C8];[.H$16]+1)&gt;MIN([.$D8];[.I$16]);0;FLOOR((MIN([.$D8];[.I$16])-MAX([.$C8];[.H$16]+1)+1)/[.$E$14]+FLOOR((MOD(MIN([.$D8];[.I$16])-MAX([.$C8];[.H$16]+1)+1;[.$E$14])+MOD(MAX([.$C8];[.H$16]+1)-1-[.H$16];[.$E$14]))/[.$E$14])))" office:value-type="float" office:value="0" calcext:value-type="float">
            <text:p>0</text:p>
          </table:table-cell>
          <table:table-cell table:formula="of:=IF([.$E8] &gt; 0; IF([.H8] &gt; 0; IF([.$E9]&gt;0;[.I9]*[.$E8]/[.$E9];0)+[.$E$17]/[.H$17]*IF([.I9]&gt;0;[.H8]-[.H9];[.H8])*[.$E8]/SUM([.$E$2:.$E8]); 0); 0)" office:value-type="float" office:value="0" calcext:value-type="float">
            <text:p>0</text:p>
          </table:table-cell>
          <table:table-cell table:formula="of:=IF(MAX([.$C8];[.J$16]+1)&gt;MIN([.$D8];[.K$16]);0;FLOOR((MIN([.$D8];[.K$16])-MAX([.$C8];[.J$16]+1)+1)/[.$E$14]+FLOOR((MOD(MIN([.$D8];[.K$16])-MAX([.$C8];[.J$16]+1)+1;[.$E$14])+MOD(MAX([.$C8];[.J$16]+1)-1-[.J$16];[.$E$14]))/[.$E$14])))" office:value-type="float" office:value="0" calcext:value-type="float">
            <text:p>0</text:p>
          </table:table-cell>
          <table:table-cell table:formula="of:=IF([.$E8] &gt; 0; IF([.J8] &gt; 0; IF([.$E9]&gt;0;[.K9]*[.$E8]/[.$E9];0)+[.$E$17]/[.J$17]*IF([.K9]&gt;0;[.J8]-[.J9];[.J8])*[.$E8]/SUM([.$E$2:.$E8]); 0); 0)" office:value-type="float" office:value="0" calcext:value-type="float">
            <text:p>0</text:p>
          </table:table-cell>
          <table:table-cell table:formula="of:=IF(MAX([.$C8];[.L$16]+1)&gt;MIN([.$D8];[.M$16]);0;FLOOR((MIN([.$D8];[.M$16])-MAX([.$C8];[.L$16]+1)+1)/[.$E$14]+FLOOR((MOD(MIN([.$D8];[.M$16])-MAX([.$C8];[.L$16]+1)+1;[.$E$14])+MOD(MAX([.$C8];[.L$16]+1)-1-[.L$16];[.$E$14]))/[.$E$14])))" office:value-type="float" office:value="0" calcext:value-type="float">
            <text:p>0</text:p>
          </table:table-cell>
          <table:table-cell table:formula="of:=IF([.$E8] &gt; 0; IF([.L8] &gt; 0; IF([.$E9]&gt;0;[.M9]*[.$E8]/[.$E9];0)+[.$E$17]/[.L$17]*IF([.M9]&gt;0;[.L8]-[.L9];[.L8])*[.$E8]/SUM([.$E$2:.$E8]); 0); 0)" office:value-type="float" office:value="0" calcext:value-type="float">
            <text:p>0</text:p>
          </table:table-cell>
          <table:table-cell table:formula="of:=IF(MAX([.$C8];[.N$16]+1)&gt;MIN([.$D8];[.O$16]);0;FLOOR((MIN([.$D8];[.O$16])-MAX([.$C8];[.N$16]+1)+1)/[.$E$14]+FLOOR((MOD(MIN([.$D8];[.O$16])-MAX([.$C8];[.N$16]+1)+1;[.$E$14])+MOD(MAX([.$C8];[.N$16]+1)-1-[.N$16];[.$E$14]))/[.$E$14])))" office:value-type="float" office:value="12" calcext:value-type="float">
            <text:p>12</text:p>
          </table:table-cell>
          <table:table-cell table:formula="of:=IF([.$E8] &gt; 0; IF([.N8] &gt; 0; IF([.$E9]&gt;0;[.O9]*[.$E8]/[.$E9];0)+[.$E$17]/[.N$17]*IF([.O9]&gt;0;[.N8]-[.N9];[.N8])*[.$E8]/SUM([.$E$2:.$E8]); 0); 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28a8746e75304c0780E011BEd21C72cD78cd535E</text:p>
          </table:table-cell>
          <table:table-cell table:formula="of:=[.C8]" office:value-type="float" office:value="500" calcext:value-type="float">
            <text:p>500</text:p>
          </table:table-cell>
          <table:table-cell table:formula="of:=[.D8]" office:value-type="float" office:value="545" calcext:value-type="float">
            <text:p>545</text:p>
          </table:table-cell>
          <table:table-cell/>
          <table:table-cell table:formula="of:=IF(MAX([.$C9];[.F$16]+1)&gt;MIN([.$D9];[.G$16]);0;FLOOR((MIN([.$D9];[.G$16])-MAX([.$C9];[.F$16]+1)+1)/[.$E$14]+FLOOR((MOD(MIN([.$D9];[.G$16])-MAX([.$C9];[.F$16]+1)+1;[.$E$14])+MOD(MAX([.$C9];[.F$16]+1)-1-[.F$16];[.$E$14]))/[.$E$14])))" office:value-type="float" office:value="0" calcext:value-type="float">
            <text:p>0</text:p>
          </table:table-cell>
          <table:table-cell table:formula="of:=IF([.$E9] &gt; 0; IF([.F9] &gt; 0; IF([.$E10]&gt;0;[.G10]*[.$E9]/[.$E10];0)+[.$E$17]/[.F$17]*IF([.G10]&gt;0;[.F9]-[.F10];[.F9])*[.$E9]/SUM([.$E$2:.$E9]); 0); 0)" office:value-type="float" office:value="0" calcext:value-type="float">
            <text:p>0</text:p>
          </table:table-cell>
          <table:table-cell table:formula="of:=IF(MAX([.$C9];[.H$16]+1)&gt;MIN([.$D9];[.I$16]);0;FLOOR((MIN([.$D9];[.I$16])-MAX([.$C9];[.H$16]+1)+1)/[.$E$14]+FLOOR((MOD(MIN([.$D9];[.I$16])-MAX([.$C9];[.H$16]+1)+1;[.$E$14])+MOD(MAX([.$C9];[.H$16]+1)-1-[.H$16];[.$E$14]))/[.$E$14])))" office:value-type="float" office:value="0" calcext:value-type="float">
            <text:p>0</text:p>
          </table:table-cell>
          <table:table-cell table:formula="of:=IF([.$E9] &gt; 0; IF([.H9] &gt; 0; IF([.$E10]&gt;0;[.I10]*[.$E9]/[.$E10];0)+[.$E$17]/[.H$17]*IF([.I10]&gt;0;[.H9]-[.H10];[.H9])*[.$E9]/SUM([.$E$2:.$E9]); 0); 0)" office:value-type="float" office:value="0" calcext:value-type="float">
            <text:p>0</text:p>
          </table:table-cell>
          <table:table-cell table:formula="of:=IF(MAX([.$C9];[.J$16]+1)&gt;MIN([.$D9];[.K$16]);0;FLOOR((MIN([.$D9];[.K$16])-MAX([.$C9];[.J$16]+1)+1)/[.$E$14]+FLOOR((MOD(MIN([.$D9];[.K$16])-MAX([.$C9];[.J$16]+1)+1;[.$E$14])+MOD(MAX([.$C9];[.J$16]+1)-1-[.J$16];[.$E$14]))/[.$E$14])))" office:value-type="float" office:value="0" calcext:value-type="float">
            <text:p>0</text:p>
          </table:table-cell>
          <table:table-cell table:formula="of:=IF([.$E9] &gt; 0; IF([.J9] &gt; 0; IF([.$E10]&gt;0;[.K10]*[.$E9]/[.$E10];0)+[.$E$17]/[.J$17]*IF([.K10]&gt;0;[.J9]-[.J10];[.J9])*[.$E9]/SUM([.$E$2:.$E9]); 0); 0)" office:value-type="float" office:value="0" calcext:value-type="float">
            <text:p>0</text:p>
          </table:table-cell>
          <table:table-cell table:formula="of:=IF(MAX([.$C9];[.L$16]+1)&gt;MIN([.$D9];[.M$16]);0;FLOOR((MIN([.$D9];[.M$16])-MAX([.$C9];[.L$16]+1)+1)/[.$E$14]+FLOOR((MOD(MIN([.$D9];[.M$16])-MAX([.$C9];[.L$16]+1)+1;[.$E$14])+MOD(MAX([.$C9];[.L$16]+1)-1-[.L$16];[.$E$14]))/[.$E$14])))" office:value-type="float" office:value="0" calcext:value-type="float">
            <text:p>0</text:p>
          </table:table-cell>
          <table:table-cell table:formula="of:=IF([.$E9] &gt; 0; IF([.L9] &gt; 0; IF([.$E10]&gt;0;[.M10]*[.$E9]/[.$E10];0)+[.$E$17]/[.L$17]*IF([.M10]&gt;0;[.L9]-[.L10];[.L9])*[.$E9]/SUM([.$E$2:.$E9]); 0); 0)" office:value-type="float" office:value="0" calcext:value-type="float">
            <text:p>0</text:p>
          </table:table-cell>
          <table:table-cell table:formula="of:=IF(MAX([.$C9];[.N$16]+1)&gt;MIN([.$D9];[.O$16]);0;FLOOR((MIN([.$D9];[.O$16])-MAX([.$C9];[.N$16]+1)+1)/[.$E$14]+FLOOR((MOD(MIN([.$D9];[.O$16])-MAX([.$C9];[.N$16]+1)+1;[.$E$14])+MOD(MAX([.$C9];[.N$16]+1)-1-[.N$16];[.$E$14]))/[.$E$14])))" office:value-type="float" office:value="12" calcext:value-type="float">
            <text:p>12</text:p>
          </table:table-cell>
          <table:table-cell table:formula="of:=IF([.$E9] &gt; 0; IF([.N9] &gt; 0; IF([.$E10]&gt;0;[.O10]*[.$E9]/[.$E10];0)+[.$E$17]/[.N$17]*IF([.O10]&gt;0;[.N9]-[.N10];[.N9])*[.$E9]/SUM([.$E$2:.$E9]); 0); 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ACa94ef8bD5ffEE41947b4585a84BdA5a3d3DA6E</text:p>
          </table:table-cell>
          <table:table-cell table:formula="of:=[.C9]" office:value-type="float" office:value="500" calcext:value-type="float">
            <text:p>500</text:p>
          </table:table-cell>
          <table:table-cell table:formula="of:=[.D9]" office:value-type="float" office:value="545" calcext:value-type="float">
            <text:p>545</text:p>
          </table:table-cell>
          <table:table-cell/>
          <table:table-cell table:formula="of:=IF(MAX([.$C10];[.F$16]+1)&gt;MIN([.$D10];[.G$16]);0;FLOOR((MIN([.$D10];[.G$16])-MAX([.$C10];[.F$16]+1)+1)/[.$E$14]+FLOOR((MOD(MIN([.$D10];[.G$16])-MAX([.$C10];[.F$16]+1)+1;[.$E$14])+MOD(MAX([.$C10];[.F$16]+1)-1-[.F$16];[.$E$14]))/[.$E$14])))" office:value-type="float" office:value="0" calcext:value-type="float">
            <text:p>0</text:p>
          </table:table-cell>
          <table:table-cell table:formula="of:=IF([.$E10] &gt; 0; IF([.F10] &gt; 0; IF([.$E11]&gt;0;[.G11]*[.$E10]/[.$E11];0)+[.$E$17]/[.F$17]*IF([.G11]&gt;0;[.F10]-[.F11];[.F10])*[.$E10]/SUM([.$E$2:.$E10]); 0); 0)" office:value-type="float" office:value="0" calcext:value-type="float">
            <text:p>0</text:p>
          </table:table-cell>
          <table:table-cell table:formula="of:=IF(MAX([.$C10];[.H$16]+1)&gt;MIN([.$D10];[.I$16]);0;FLOOR((MIN([.$D10];[.I$16])-MAX([.$C10];[.H$16]+1)+1)/[.$E$14]+FLOOR((MOD(MIN([.$D10];[.I$16])-MAX([.$C10];[.H$16]+1)+1;[.$E$14])+MOD(MAX([.$C10];[.H$16]+1)-1-[.H$16];[.$E$14]))/[.$E$14])))" office:value-type="float" office:value="0" calcext:value-type="float">
            <text:p>0</text:p>
          </table:table-cell>
          <table:table-cell table:formula="of:=IF([.$E10] &gt; 0; IF([.H10] &gt; 0; IF([.$E11]&gt;0;[.I11]*[.$E10]/[.$E11];0)+[.$E$17]/[.H$17]*IF([.I11]&gt;0;[.H10]-[.H11];[.H10])*[.$E10]/SUM([.$E$2:.$E10]); 0); 0)" office:value-type="float" office:value="0" calcext:value-type="float">
            <text:p>0</text:p>
          </table:table-cell>
          <table:table-cell table:formula="of:=IF(MAX([.$C10];[.J$16]+1)&gt;MIN([.$D10];[.K$16]);0;FLOOR((MIN([.$D10];[.K$16])-MAX([.$C10];[.J$16]+1)+1)/[.$E$14]+FLOOR((MOD(MIN([.$D10];[.K$16])-MAX([.$C10];[.J$16]+1)+1;[.$E$14])+MOD(MAX([.$C10];[.J$16]+1)-1-[.J$16];[.$E$14]))/[.$E$14])))" office:value-type="float" office:value="0" calcext:value-type="float">
            <text:p>0</text:p>
          </table:table-cell>
          <table:table-cell table:formula="of:=IF([.$E10] &gt; 0; IF([.J10] &gt; 0; IF([.$E11]&gt;0;[.K11]*[.$E10]/[.$E11];0)+[.$E$17]/[.J$17]*IF([.K11]&gt;0;[.J10]-[.J11];[.J10])*[.$E10]/SUM([.$E$2:.$E10]); 0); 0)" office:value-type="float" office:value="0" calcext:value-type="float">
            <text:p>0</text:p>
          </table:table-cell>
          <table:table-cell table:formula="of:=IF(MAX([.$C10];[.L$16]+1)&gt;MIN([.$D10];[.M$16]);0;FLOOR((MIN([.$D10];[.M$16])-MAX([.$C10];[.L$16]+1)+1)/[.$E$14]+FLOOR((MOD(MIN([.$D10];[.M$16])-MAX([.$C10];[.L$16]+1)+1;[.$E$14])+MOD(MAX([.$C10];[.L$16]+1)-1-[.L$16];[.$E$14]))/[.$E$14])))" office:value-type="float" office:value="0" calcext:value-type="float">
            <text:p>0</text:p>
          </table:table-cell>
          <table:table-cell table:formula="of:=IF([.$E10] &gt; 0; IF([.L10] &gt; 0; IF([.$E11]&gt;0;[.M11]*[.$E10]/[.$E11];0)+[.$E$17]/[.L$17]*IF([.M11]&gt;0;[.L10]-[.L11];[.L10])*[.$E10]/SUM([.$E$2:.$E10]); 0); 0)" office:value-type="float" office:value="0" calcext:value-type="float">
            <text:p>0</text:p>
          </table:table-cell>
          <table:table-cell table:formula="of:=IF(MAX([.$C10];[.N$16]+1)&gt;MIN([.$D10];[.O$16]);0;FLOOR((MIN([.$D10];[.O$16])-MAX([.$C10];[.N$16]+1)+1)/[.$E$14]+FLOOR((MOD(MIN([.$D10];[.O$16])-MAX([.$C10];[.N$16]+1)+1;[.$E$14])+MOD(MAX([.$C10];[.N$16]+1)-1-[.N$16];[.$E$14]))/[.$E$14])))" office:value-type="float" office:value="12" calcext:value-type="float">
            <text:p>12</text:p>
          </table:table-cell>
          <table:table-cell table:formula="of:=IF([.$E10] &gt; 0; IF([.N10] &gt; 0; IF([.$E11]&gt;0;[.O11]*[.$E10]/[.$E11];0)+[.$E$17]/[.N$17]*IF([.O11]&gt;0;[.N10]-[.N11];[.N10])*[.$E10]/SUM([.$E$2:.$E10]); 0); 0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0x1dF62f291b2E969fB0849d99D9Ce41e2F137006e</text:p>
          </table:table-cell>
          <table:table-cell table:style-name="ce10" table:formula="of:=[.C10]" office:value-type="float" office:value="500" calcext:value-type="float">
            <text:p>500</text:p>
          </table:table-cell>
          <table:table-cell table:style-name="ce10" table:formula="of:=[.D10]" office:value-type="float" office:value="545" calcext:value-type="float">
            <text:p>545</text:p>
          </table:table-cell>
          <table:table-cell table:style-name="ce10"/>
          <table:table-cell table:style-name="ce16" table:formula="of:=IF(MAX([.$C11];[.F$16]+1)&gt;MIN([.$D11];[.G$16]);0;FLOOR((MIN([.$D11];[.G$16])-MAX([.$C11];[.F$16]+1)+1)/[.$E$14]+FLOOR((MOD(MIN([.$D11];[.G$16])-MAX([.$C11];[.F$16]+1)+1;[.$E$14])+MOD(MAX([.$C11];[.F$16]+1)-1-[.F$16];[.$E$14]))/[.$E$14])))" office:value-type="float" office:value="0" calcext:value-type="float">
            <text:p>0</text:p>
          </table:table-cell>
          <table:table-cell table:formula="of:=IF([.$E11] &gt; 0; IF([.F11] &gt; 0; IF([.$E12]&gt;0;[.G12]*[.$E11]/[.$E12];0)+[.$E$17]/[.F$17]*IF([.G12]&gt;0;[.F11]-[.F12];[.F11])*[.$E11]/SUM([.$E$2:.$E11]); 0); 0)" office:value-type="float" office:value="0" calcext:value-type="float">
            <text:p>0</text:p>
          </table:table-cell>
          <table:table-cell table:style-name="ce16" table:formula="of:=IF(MAX([.$C11];[.H$16]+1)&gt;MIN([.$D11];[.I$16]);0;FLOOR((MIN([.$D11];[.I$16])-MAX([.$C11];[.H$16]+1)+1)/[.$E$14]+FLOOR((MOD(MIN([.$D11];[.I$16])-MAX([.$C11];[.H$16]+1)+1;[.$E$14])+MOD(MAX([.$C11];[.H$16]+1)-1-[.H$16];[.$E$14]))/[.$E$14])))" office:value-type="float" office:value="0" calcext:value-type="float">
            <text:p>0</text:p>
          </table:table-cell>
          <table:table-cell table:formula="of:=IF([.$E11] &gt; 0; IF([.H11] &gt; 0; IF([.$E12]&gt;0;[.I12]*[.$E11]/[.$E12];0)+[.$E$17]/[.H$17]*IF([.I12]&gt;0;[.H11]-[.H12];[.H11])*[.$E11]/SUM([.$E$2:.$E11]); 0); 0)" office:value-type="float" office:value="0" calcext:value-type="float">
            <text:p>0</text:p>
          </table:table-cell>
          <table:table-cell table:style-name="ce16" table:formula="of:=IF(MAX([.$C11];[.J$16]+1)&gt;MIN([.$D11];[.K$16]);0;FLOOR((MIN([.$D11];[.K$16])-MAX([.$C11];[.J$16]+1)+1)/[.$E$14]+FLOOR((MOD(MIN([.$D11];[.K$16])-MAX([.$C11];[.J$16]+1)+1;[.$E$14])+MOD(MAX([.$C11];[.J$16]+1)-1-[.J$16];[.$E$14]))/[.$E$14])))" office:value-type="float" office:value="0" calcext:value-type="float">
            <text:p>0</text:p>
          </table:table-cell>
          <table:table-cell table:formula="of:=IF([.$E11] &gt; 0; IF([.J11] &gt; 0; IF([.$E12]&gt;0;[.K12]*[.$E11]/[.$E12];0)+[.$E$17]/[.J$17]*IF([.K12]&gt;0;[.J11]-[.J12];[.J11])*[.$E11]/SUM([.$E$2:.$E11]); 0); 0)" office:value-type="float" office:value="0" calcext:value-type="float">
            <text:p>0</text:p>
          </table:table-cell>
          <table:table-cell table:style-name="ce16" table:formula="of:=IF(MAX([.$C11];[.L$16]+1)&gt;MIN([.$D11];[.M$16]);0;FLOOR((MIN([.$D11];[.M$16])-MAX([.$C11];[.L$16]+1)+1)/[.$E$14]+FLOOR((MOD(MIN([.$D11];[.M$16])-MAX([.$C11];[.L$16]+1)+1;[.$E$14])+MOD(MAX([.$C11];[.L$16]+1)-1-[.L$16];[.$E$14]))/[.$E$14])))" office:value-type="float" office:value="0" calcext:value-type="float">
            <text:p>0</text:p>
          </table:table-cell>
          <table:table-cell table:formula="of:=IF([.$E11] &gt; 0; IF([.L11] &gt; 0; IF([.$E12]&gt;0;[.M12]*[.$E11]/[.$E12];0)+[.$E$17]/[.L$17]*IF([.M12]&gt;0;[.L11]-[.L12];[.L11])*[.$E11]/SUM([.$E$2:.$E11]); 0); 0)" office:value-type="float" office:value="0" calcext:value-type="float">
            <text:p>0</text:p>
          </table:table-cell>
          <table:table-cell table:style-name="ce16" table:formula="of:=IF(MAX([.$C11];[.N$16]+1)&gt;MIN([.$D11];[.O$16]);0;FLOOR((MIN([.$D11];[.O$16])-MAX([.$C11];[.N$16]+1)+1)/[.$E$14]+FLOOR((MOD(MIN([.$D11];[.O$16])-MAX([.$C11];[.N$16]+1)+1;[.$E$14])+MOD(MAX([.$C11];[.N$16]+1)-1-[.N$16];[.$E$14]))/[.$E$14])))" office:value-type="float" office:value="12" calcext:value-type="float">
            <text:p>12</text:p>
          </table:table-cell>
          <table:table-cell table:formula="of:=IF([.$E11] &gt; 0; IF([.N11] &gt; 0; IF([.$E12]&gt;0;[.O12]*[.$E11]/[.$E12];0)+[.$E$17]/[.N$17]*IF([.O12]&gt;0;[.N11]-[.N12];[.N11])*[.$E11]/SUM([.$E$2:.$E11]); 0); 0)" office:value-type="float" office:value="0" calcext:value-type="float">
            <text:p>0</text:p>
          </table:table-cell>
          <table:table-cell table:style-name="ce10" table:number-columns-repeated="1009"/>
        </table:table-row>
        <table:table-row table:style-name="ro1">
          <table:table-cell table:number-columns-repeated="4"/>
          <table:table-cell table:formula="of:=SUM([.E2:.E11])" office:value-type="float" office:value="18" calcext:value-type="float">
            <text:p>18</text:p>
          </table:table-cell>
          <table:table-cell table:formula="of:=SUM([.F2:.F11])" office:value-type="float" office:value="76" calcext:value-type="float">
            <text:p>76</text:p>
          </table:table-cell>
          <table:table-cell table:formula="of:=SUM([.G2:.G11])" office:value-type="float" office:value="6250" calcext:value-type="float">
            <text:p>6250</text:p>
          </table:table-cell>
          <table:table-cell table:formula="of:=SUM([.H2:.H11])" office:value-type="float" office:value="100" calcext:value-type="float">
            <text:p>100</text:p>
          </table:table-cell>
          <table:table-cell table:formula="of:=SUM([.I2:.I11])" office:value-type="float" office:value="6250" calcext:value-type="float">
            <text:p>6250</text:p>
          </table:table-cell>
          <table:table-cell table:formula="of:=SUM([.J2:.J11])" office:value-type="float" office:value="112" calcext:value-type="float">
            <text:p>112</text:p>
          </table:table-cell>
          <table:table-cell table:formula="of:=SUM([.K2:.K11])" office:value-type="float" office:value="6250" calcext:value-type="float">
            <text:p>6250</text:p>
          </table:table-cell>
          <table:table-cell table:formula="of:=SUM([.L2:.L11])" office:value-type="float" office:value="125" calcext:value-type="float">
            <text:p>125</text:p>
          </table:table-cell>
          <table:table-cell table:formula="of:=SUM([.M2:.M11])" office:value-type="float" office:value="6250" calcext:value-type="float">
            <text:p>6250</text:p>
          </table:table-cell>
          <table:table-cell table:formula="of:=SUM([.N2:.N11])" office:value-type="float" office:value="185" calcext:value-type="float">
            <text:p>185</text:p>
          </table:table-cell>
          <table:table-cell table:formula="of:=SUM([.O2:.O11])" office:value-type="float" office:value="6250" calcext:value-type="float">
            <text:p>625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Blocks per snapshot</text:p>
          </table:table-cell>
          <table:covered-table-cell table:style-name="ce3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Blocks per period</text:p>
          </table:table-cell>
          <table:covered-table-cell table:style-name="ce4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 block</text:p>
          </table:table-cell>
          <table:covered-table-cell table:style-name="ce4"/>
          <table:table-cell office:value-type="float" office:value="45" calcext:value-type="float">
            <text:p>45</text:p>
          </table:table-cell>
          <table:table-cell table:formula="of:=[.E16]" office:value-type="float" office:value="45" calcext:value-type="float">
            <text:p>45</text:p>
          </table:table-cell>
          <table:table-cell table:formula="of:=[.F16]+[.$E$15]" office:value-type="float" office:value="145" calcext:value-type="float">
            <text:p>145</text:p>
          </table:table-cell>
          <table:table-cell table:formula="of:=[.G16]" office:value-type="float" office:value="145" calcext:value-type="float">
            <text:p>145</text:p>
          </table:table-cell>
          <table:table-cell table:formula="of:=[.H16]+[.$E$15]" office:value-type="float" office:value="245" calcext:value-type="float">
            <text:p>245</text:p>
          </table:table-cell>
          <table:table-cell table:formula="of:=[.I16]" office:value-type="float" office:value="245" calcext:value-type="float">
            <text:p>245</text:p>
          </table:table-cell>
          <table:table-cell table:formula="of:=[.J16]+[.$E$15]" office:value-type="float" office:value="345" calcext:value-type="float">
            <text:p>345</text:p>
          </table:table-cell>
          <table:table-cell table:formula="of:=[.K16]" office:value-type="float" office:value="345" calcext:value-type="float">
            <text:p>345</text:p>
          </table:table-cell>
          <table:table-cell table:formula="of:=[.L16]+[.$E$15]" office:value-type="float" office:value="445" calcext:value-type="float">
            <text:p>445</text:p>
          </table:table-cell>
          <table:table-cell table:formula="of:=[.M16]" office:value-type="float" office:value="445" calcext:value-type="float">
            <text:p>445</text:p>
          </table:table-cell>
          <table:table-cell table:formula="of:=[.N16]+[.$E$15]" office:value-type="float" office:value="545" calcext:value-type="float">
            <text:p>545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Rewards per period</text:p>
          </table:table-cell>
          <table:covered-table-cell table:style-name="ce4"/>
          <table:table-cell office:value-type="float" office:value="6250" calcext:value-type="float">
            <text:p>6250</text:p>
          </table:table-cell>
          <table:table-cell table:formula="of:=FLOOR(([.G$16]-[.F$16])/[.$E$14])" office:value-type="float" office:value="25" calcext:value-type="float">
            <text:p>25</text:p>
          </table:table-cell>
          <table:table-cell/>
          <table:table-cell table:formula="of:=FLOOR(([.I$16]-[.H$16])/[.$E$14])" office:value-type="float" office:value="25" calcext:value-type="float">
            <text:p>25</text:p>
          </table:table-cell>
          <table:table-cell/>
          <table:table-cell table:formula="of:=FLOOR(([.K$16]-[.J$16])/[.$E$14])" office:value-type="float" office:value="25" calcext:value-type="float">
            <text:p>25</text:p>
          </table:table-cell>
          <table:table-cell/>
          <table:table-cell table:formula="of:=FLOOR(([.M$16]-[.L$16])/[.$E$14])" office:value-type="float" office:value="25" calcext:value-type="float">
            <text:p>25</text:p>
          </table:table-cell>
          <table:table-cell/>
          <table:table-cell table:formula="of:=FLOOR(([.O$16]-[.N$16])/[.$E$14])" office:value-type="float" office:value="25" calcext:value-type="float">
            <text:p>25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21:03:22.821194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4T17:07:21.996968562</meta:creation-date>
    <dc:date>2020-08-24T21:36:44.244756727</dc:date>
    <meta:editing-duration>PT1H50M11S</meta:editing-duration>
    <meta:editing-cycles>20</meta:editing-cycles>
    <meta:generator>LibreOffice/6.1.5.2$Linux_X86_64 LibreOffice_project/10$Build-2</meta:generator>
    <meta:document-statistic meta:table-count="1" meta:cell-count="190" meta:object-count="0"/>
  </office:meta>
</office:document-meta>
</file>